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ffd4" officeooo:paragraph-rsid="000effd4"/>
    </style:style>
    <style:style style:name="P2" style:family="paragraph" style:parent-style-name="Text_20_body">
      <style:text-properties officeooo:rsid="0010532a" officeooo:paragraph-rsid="0010532a"/>
    </style:style>
    <style:style style:name="P3" style:family="paragraph" style:parent-style-name="Title">
      <style:paragraph-properties fo:text-align="center" style:justify-single-word="false"/>
    </style:style>
    <style:style style:name="P4" style:family="paragraph" style:parent-style-name="Heading_20_1">
      <style:text-properties officeooo:rsid="000effd4" officeooo:paragraph-rsid="000effd4"/>
    </style:style>
    <style:style style:name="P5" style:family="paragraph" style:parent-style-name="Heading_20_1">
      <style:text-properties officeooo:rsid="00153b6f" officeooo:paragraph-rsid="00153b6f"/>
    </style:style>
    <style:style style:name="P6" style:family="paragraph" style:parent-style-name="Heading_20_2">
      <style:text-properties officeooo:rsid="00153b6f" officeooo:paragraph-rsid="00153b6f"/>
    </style:style>
    <style:style style:name="P7" style:family="paragraph" style:parent-style-name="List_20_Contents">
      <style:text-properties officeooo:rsid="0010532a" officeooo:paragraph-rsid="0010532a"/>
    </style:style>
    <style:style style:name="P8" style:family="paragraph" style:parent-style-name="List_20_Contents">
      <style:text-properties officeooo:rsid="0012484f" officeooo:paragraph-rsid="0012484f"/>
    </style:style>
    <style:style style:name="T1" style:family="text">
      <style:text-properties officeooo:rsid="0012484f"/>
    </style:style>
    <style:style style:name="T2" style:family="text">
      <style:text-properties officeooo:rsid="001b4337"/>
    </style:style>
    <style:style style:name="T3" style:family="text">
      <style:text-properties officeooo:rsid="001bf7a9"/>
    </style:style>
    <style:style style:name="T4" style:family="text">
      <style:text-properties officeooo:rsid="001c50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ogueboss Design Document</text:p>
      <text:p text:style-name="P1"/>
      <text:p text:style-name="P1">Rogueboss is a roguelike dungeon crawler that I am developing in my</text:p>
      <text:p text:style-name="P1">spare time. It utilizes a modified version of the ARM advanced</text:p>
      <text:p text:style-name="P1">roleplaying mechanics ruleset.</text:p>
      <text:p text:style-name="P1"/>
      <text:h text:style-name="P4" text:outline-level="1">Game Overview</text:h>
      <text:p text:style-name="P2">Rogueboss is a procedurally generated boss rush roguelike game. The player starts on level one, and ascends the tower of Ehik Eredt’el (Or Teune language equivalent) to do battle with the fiercest of creatures, demons, etc. Levels are counted in floors, as the player ascends the tower. The levels start off relatively small and uncomplicated, often mere chambers for the boss fight. As the player proceeds, the levels become larger and more intricate, and additional enemies outside of the boss fight may appear.</text:p>
      <text:p text:style-name="P2">Ultimately, however, each level is oriented around that boss of that level, and level puzzles and obstacles are geared to reflect that. Much of the lower levels are procedurally generated, though the player does come across unique levels within the tower, and the final boss run of the big 4 fatties is entirely developer designed.</text:p>
      <text:p text:style-name="List_20_Heading">Progression of Bosses</text:p>
      <text:list xml:id="list167493212" text:style-name="Numbering_20_1">
        <text:list-item>
          <text:p text:style-name="P7">Lowever level generic fantasy bad/good guys:</text:p>
          <text:list>
            <text:list-item>
              <text:p text:style-name="P7">e.g. Orcs, Ents, <text:span text:style-name="T1">Elves, Minotaurs, etc.</text:span></text:p>
            </text:list-item>
          </text:list>
        </text:list-item>
        <text:list-item>
          <text:p text:style-name="P8">Lower Level Mythical Creatures:</text:p>
          <text:list>
            <text:list-item>
              <text:p text:style-name="P8">Fairies, Unicorns, leprechauns, etc.</text:p>
            </text:list-item>
          </text:list>
        </text:list-item>
        <text:list-item>
          <text:p text:style-name="P8"><text:s/>Mid-Level Mythical Creatures</text:p>
          <text:list>
            <text:list-item>
              <text:p text:style-name="P8">Vampires, Werewolves, Zombies, etc.</text:p>
            </text:list-item>
          </text:list>
        </text:list-item>
        <text:list-item>
          <text:p text:style-name="P8">Mid-Level Fantasy Creatures</text:p>
          <text:list>
            <text:list-item>
              <text:p text:style-name="P8">Saruman Types, Gandalf Types, Wraith Types, Sauron Types, etc.</text:p>
            </text:list-item>
          </text:list>
        </text:list-item>
        <text:list-item>
          <text:p text:style-name="P8">First Tier Uniques</text:p>
        </text:list-item>
        <text:list-item>
          <text:p text:style-name="P8">High-Level Fantasy Creatures</text:p>
          <text:list>
            <text:list-item>
              <text:p text:style-name="P8">Dragons, Kumos, Kamis, etc.</text:p>
            </text:list-item>
          </text:list>
        </text:list-item>
        <text:list-item>
          <text:p text:style-name="P8">High Level Mythical Creatures</text:p>
          <text:list>
            <text:list-item>
              <text:p text:style-name="P8">Sphynxes, Diagons, Golems, etc.</text:p>
            </text:list-item>
          </text:list>
        </text:list-item>
        <text:list-item>
          <text:p text:style-name="P8">Second Tier Uniques + Randoms</text:p>
          <text:list>
            <text:list-item>
              <text:p text:style-name="P8">Basically, the 5 of the 8 Kolldrunn Style Titans + Randoms + Random order and titan selection.</text:p>
            </text:list-item>
          </text:list>
        </text:list-item>
        <text:list-item>
          <text:p text:style-name="P8">The Big Four</text:p>
        </text:list-item>
      </text:list>
      <text:h text:style-name="P5" text:outline-level="1">Character Stats System</text:h>
      <text:p text:style-name="P1"/>
      <text:p text:style-name="P1">There are three different types of stats:</text:p>
      <text:p text:style-name="P1"/>
      <text:p text:style-name="P1">1. Base stats</text:p>
      <text:p text:style-name="P1">2. Stats derived from base stats</text:p>
      <text:p text:style-name="P1">3. Level and XP modifiers</text:p>
      <text:p text:style-name="P1"><text:soft-page-break/></text:p>
      <text:p text:style-name="P1">The Base stats are strength, agility, intelligence, charisma,</text:p>
      <text:p text:style-name="P1">fortitude. A special meta base stat, "sum" is the sum of all base</text:p>
      <text:p text:style-name="P1">stats, not including sum.</text:p>
      <text:p text:style-name="P1"/>
      <text:p text:style-name="P1">The derived stats are MaxHP, MaxMG, MaxGD, MaxIV. They represent the</text:p>
      <text:p text:style-name="P1">maximum hit points, magic, gold, and inventory slots that a character</text:p>
      <text:p text:style-name="P1">can have. They are calculated once per level gain, and are derived as</text:p>
      <text:p text:style-name="P1">follows:</text:p>
      <text:p text:style-name="P1"/>
      <text:p text:style-name="P1">MaxHP := (sum - fort) * (lvl + fort)</text:p>
      <text:p text:style-name="P1">MaxMG := (sum - intl) * (lvl + intl)</text:p>
      <text:p text:style-name="P1">MaxGD := (sum - char) * (lvl + char)</text:p>
      <text:p text:style-name="P1">MaxIV := (sum - strn) * (lvl + strn)</text:p>
      <text:p text:style-name="P1"/>
      <text:p text:style-name="P1">Where level is the character's experience level. Experience level and</text:p>
      <text:p text:style-name="P1">XP are the third type of stat. XP is gained via completing various</text:p>
      <text:p text:style-name="P1">actions that reward the character with XP, e.g. killing</text:p>
      <text:p text:style-name="P1">monsters. After a certain amount of XP has been gained, the character</text:p>
      <text:p text:style-name="P1">will gain a level, and their derived stats are recalculated.</text:p>
      <text:p text:style-name="P1"/>
      <text:p text:style-name="P1">In addition to the types of stats, there are also various stat</text:p>
      <text:p text:style-name="P1">modifiers:</text:p>
      <text:p text:style-name="P1"/>
      <text:p text:style-name="P1">1. Status effects</text:p>
      <text:p text:style-name="P1">2. Race and Class bonuses</text:p>
      <text:p text:style-name="P1">3. Skill bonuses</text:p>
      <text:p text:style-name="P1"/>
      <text:p text:style-name="P1">Status effects are gained in ranks, and their effect is multiplied</text:p>
      <text:p text:style-name="P1">by each rank gained. They are:</text:p>
      <text:p text:style-name="P1"/>
      <text:p text:style-name="P1">1. Weak: -1 STR</text:p>
      <text:p text:style-name="P1">2. Shocked: -1 AGL</text:p>
      <text:p text:style-name="P1">3. Stupid: -1 INT</text:p>
      <text:p text:style-name="P1">4. Ugly: -1 CHR</text:p>
      <text:p text:style-name="P1">5. Hungry: -1 all stats</text:p>
      <text:p text:style-name="P1"/>
      <text:p text:style-name="P1">Racial and Class bonuses provide a one time series of modifiers to the</text:p>
      <text:p text:style-name="P1">base stats of a character when the character is created. These take</text:p>
      <text:p text:style-name="P1">the form of positive value buffs or negative value debuffs.</text:p>
      <text:p text:style-name="P1"/>
      <text:p text:style-name="P1">Finally, we have skill bonuses. Skills come in two types:</text:p>
      <text:p text:style-name="P1"/>
      <text:p text:style-name="P1">1. Ranked</text:p>
      <text:p text:style-name="P1">2. Non-Ranked</text:p>
      <text:p text:style-name="P1"/>
      <text:p text:style-name="P1">Ranked skills may be gained in ranks, and their skill bonus effects</text:p>
      <text:p text:style-name="P1">are cumulative in that regard. With ranked skills, their effects are</text:p>
      <text:p text:style-name="P1">felt whenever the player is engaging in certain actions, but they are</text:p>
      <text:p text:style-name="P1"><text:soft-page-break/>not required for the player to perform the action itself.</text:p>
      <text:p text:style-name="P1"/>
      <text:p text:style-name="P1">Non-Ranked skills may only be gained once, and they are required for</text:p>
      <text:p text:style-name="P1">the character to perform actions associated with the skill.</text:p>
      <text:p text:style-name="P1"/>
      <text:p text:style-name="P1">Finally, all stats may be modified by game items, though this is</text:p>
      <text:p text:style-name="P1">covered in more detail in a later section.</text:p>
      <text:h text:style-name="P5" text:outline-level="1">Combat System</text:h>
      <text:p text:style-name="P1"/>
      <text:p text:style-name="P1">There are 3 types of combat: Melee, Ranged, and Magic.</text:p>
      <text:h text:style-name="P6" text:outline-level="2">Melee combat</text:h>
      <text:p text:style-name="P1"/>
      <text:p text:style-name="P1">Melee combat uses melee weapons such as swords, daggers, knives,</text:p>
      <text:p text:style-name="P1">etc. Combat rolls are calculated in 4 stages: Initiative, Contact,</text:p>
      <text:p text:style-name="P1">Damage, and Recoil.</text:p>
      <text:p text:style-name="P1"/>
      <text:p text:style-name="P1">The initiative stage determines attacking order within a combat</text:p>
      <text:p text:style-name="P1">round. All participants roll a 2d16. The resulting initiative value is</text:p>
      <text:p text:style-name="P1">then calculated as such:</text:p>
      <text:p text:style-name="P1"/>
      <text:p text:style-name="P1">init = agl + 2d16 + init_bonus - recoil,</text:p>
      <text:p text:style-name="P1"/>
      <text:p text:style-name="P1">where init_bonus can be granted in a number of ways. This can be both</text:p>
      <text:p text:style-name="P1">a buff or a debuff, and includes such things like whether the</text:p>
      <text:p text:style-name="P1">character is taken by surprise, or whether the character is in</text:p>
      <text:p text:style-name="P1">anticipation of combat. Perhaps the character is wearing a cloak of</text:p>
      <text:p text:style-name="P1">vigilance or some other equivalent item, etc.</text:p>
      <text:p text:style-name="P1"/>
      <text:p text:style-name="P1">recoil is generally always zero upon the first stage of combat, so I</text:p>
      <text:p text:style-name="P1">will discuss it at the recoil stage.</text:p>
      <text:p text:style-name="P1"/>
      <text:p text:style-name="P1">Regardless, participants engage in combat in descending order, with</text:p>
      <text:p text:style-name="P1">the participant with the highest calculated init value attacking</text:p>
      <text:p text:style-name="P1">first.</text:p>
      <text:p text:style-name="P1"/>
      <text:p text:style-name="P1">After initative, the contact stage determines whether each attack is</text:p>
      <text:p text:style-name="P1">successful. In this case, two values are calculated using various</text:p>
      <text:p text:style-name="P1">stats, and then one value is subtracted from the other. The attack is</text:p>
      <text:p text:style-name="P1">successful if the final result is greater than 0, and unsuccessful if</text:p>
      <text:p text:style-name="P1">the attack is less than or equal to <text:span text:style-name="T2">zero</text:span>. The absolute value of the</text:p>
      <text:p text:style-name="P1">final value determines the magnitude of success or failure,</text:p>
      <text:p text:style-name="P1">respectively. The result of contact stage is calculated as follows:</text:p>
      <text:p text:style-name="P1"/>
      <text:p text:style-name="P1"><text:span text:style-name="T2">contact</text:span> = (p1.agl + 2d16 - p1.recoil) - (p2.agl + 2d16 - p2.recoil)</text:p>
      <text:p text:style-name="P1"/>
      <text:p text:style-name="P1"><text:soft-page-break/>where p1 and p2 stand for attacker and defender, respectively. It is</text:p>
      <text:p text:style-name="P1">assumed that all agility stat bonuses are taken into account as</text:p>
      <text:p text:style-name="P1">effecting the final agl value to be used in this calculation.</text:p>
      <text:p text:style-name="P1"/>
      <text:p text:style-name="P1">recoil is generally 0 on the first round of combat, but is calculated</text:p>
      <text:p text:style-name="P1">in subsequent rounds. It is a measure of how "shaken" the character is</text:p>
      <text:p text:style-name="P1">after the previous round of combat.</text:p>
      <text:p text:style-name="P1"/>
      <text:p text:style-name="P1">Upon a successful attack, the next stage calculates battle</text:p>
      <text:p text:style-name="P1">damage. Again, two values are calculated, and one value is subtracted</text:p>
      <text:p text:style-name="P1">from the other. Despite the similarity to the contact stage in</text:p>
      <text:p text:style-name="P1">calculation method, however, the actual values involved are less</text:p>
      <text:p text:style-name="P1">symmetrical.</text:p>
      <text:p text:style-name="P1"/>
      <text:p text:style-name="P1"><text:span text:style-name="T2">Damage </text:span>= (p1.str + 2d16 <text:span text:style-name="T2">+ CVAL</text:span>) * (WR) - (p2.fort + 2d16),</text:p>
      <text:p text:style-name="P1"/>
      <text:p text:style-name="P1">where WR and CVAL are the weapon rating of the melee weapon used by</text:p>
      <text:p text:style-name="P1">the attacker and the contact value calculated in the previous</text:p>
      <text:p text:style-name="P1">stage. Weapon rating will be covered in more detail in a later stage,</text:p>
      <text:p text:style-name="P1">but for now it shall suffice to say that WR is a measure of the</text:p>
      <text:p text:style-name="P1">general power level class to which a weapon belongs. This is so as to</text:p>
      <text:p text:style-name="P1">take into account the difference in power between various types of</text:p>
      <text:p text:style-name="P1">normal weapons, as well as legendary weapons etc. Contact value is a</text:p>
      <text:p text:style-name="P1">measure of the magnitude of success. Large success values provide</text:p>
      <text:p text:style-name="P1">large benefits, as one can see here.</text:p>
      <text:p text:style-name="P1"/>
      <text:p text:style-name="P1">Once Damage is calculated, we move on to the recoil stage. Recoil</text:p>
      <text:p text:style-name="P1">affects the initiative and contact values of subsequent rounds of</text:p>
      <text:p text:style-name="P1">combat. It is calculated separately for both the attacker and the</text:p>
      <text:p text:style-name="P1">defender.</text:p>
      <text:p text:style-name="P1"/>
      <text:p text:style-name="P1">DEF_RCL = dmg/<text:span text:style-name="T2">(def</text:span>.lvl – <text:span text:style-name="T2">atk.lvl)</text:span> - (p2.fort + 2d16)</text:p>
      <text:p text:style-name="P1">ATK_RCL = (p2.fort + p2.agl + 2d16) * (-1) * <text:span text:style-name="T3">damage</text:span></text:p>
      <text:p text:style-name="P1"/>
      <text:p text:style-name="P1">Where dmg and ATK_OK are the values calculated in the previous damage</text:p>
      <text:p text:style-name="P1">and contact stages, respectively. Please note, that negative final</text:p>
      <text:p text:style-name="P1">values are discarded, such that only positive recoil values are used</text:p>
      <text:p text:style-name="P1">in subsequent initiative and contact stages. <text:span text:style-name="T3">Attacker recoil is of special importance here, as the formula indicates that an attacker will only be affected by recoil if the damage dealt ends up being negative.</text:span></text:p>
      <text:p text:style-name="P1"/>
      <text:h text:style-name="P6" text:outline-level="2">Ranged Combat</text:h>
      <text:p text:style-name="P1"/>
      <text:p text:style-name="P1">Ranged combat may use both ranged weapons and melee weapons. Combat</text:p>
      <text:p text:style-name="P1">rolls are again calculated in 4 stages: Initiative, Contact, Damage,</text:p>
      <text:p text:style-name="P1">and Recoil. Ranged combat has the same initiative <text:span text:style-name="T3">stage</text:span>,</text:p>
      <text:p text:style-name="P1">but uses different contact, <text:span text:style-name="T3">damage,</text:span> and <text:span text:style-name="T3">recoil</text:span> stage calculations.</text:p>
      <text:p text:style-name="P1"/>
      <text:p text:style-name="P1"><text:soft-page-break/>The contact stage operates by calculating two values, and then</text:p>
      <text:p text:style-name="P1">subtracting one value from the other. The result is a success if</text:p>
      <text:p text:style-name="P1">greater than zero, and failure if less than or equal to zero. It is</text:p>
      <text:p text:style-name="P1">similar to melee calculations, except for</text:p>
      <text:p text:style-name="P1"/>
      <text:p text:style-name="P1">p2.DEF = (p2.agl + 2d16 - p2.recoil) + dist(p1, p2)</text:p>
      <text:p text:style-name="P1"><text:span text:style-name="T4">contact</text:span> = (p1.agl + 1d16 - p1.recoil) * RC - p2.DEF</text:p>
      <text:p text:style-name="P1"/>
      <text:p text:style-name="P1">Where RC stands for the ranged weapon's "Ranged Class". The specifics</text:p>
      <text:p text:style-name="P1">of Ranged Class will be discussed in a later section. For now,</text:p>
      <text:p text:style-name="P1">however, Ranged class is a general measure of the quality of the</text:p>
      <text:p text:style-name="P1">ranged weapon, with 0 being unusable, to 4 being legendary. Distance</text:p>
      <text:p text:style-name="P1">also is taken into account with "dist(p1, p2)".</text:p>
      <text:p text:style-name="P1"/>
      <text:p text:style-name="P1">The Damage stage calculates the amount of damage that is done upon a</text:p>
      <text:p text:style-name="P1">successful attack. It is calculated as follows:</text:p>
      <text:p text:style-name="P1"/>
      <text:p text:style-name="P1">DAM_# = (3d16 * RC * CVAL) - (p2.fort + 2d16).</text:p>
      <text:p text:style-name="P1"/>
      <text:p text:style-name="P1">The initiative and recoil stages are calculated as in melee combat.</text:p>
      <text:h text:style-name="P6" text:outline-level="2">Magic Combat</text:h>
      <text:p text:style-name="P1"/>
      <text:p text:style-name="P1">The magic combat system in rogueboss is minimalist. Magic effects take</text:p>
      <text:p text:style-name="P1">the form in code of a MAGIC_DGRAM structure. The world space handler</text:p>
      <text:p text:style-name="P1">entity accepts these structures and applies their effects to entities</text:p>
      <text:p text:style-name="P1">within the world space.</text:p>
      <text:p text:style-name="P1"/>
      <text:p text:style-name="P1">Types of Magic:</text:p>
      <text:p text:style-name="P1"><text:s text:c="2"/>-- light magic: Healing and Protection</text:p>
      <text:p text:style-name="P1"><text:s text:c="2"/>-- verdunn magic: Growth and Construction</text:p>
      <text:p text:style-name="P1"><text:s text:c="2"/>-- russyet magic: Location and Summoning </text:p>
      <text:p text:style-name="P1"><text:s text:c="2"/>-- prossen magic: Smoke and Shadows</text:p>
      <text:p text:style-name="P1"><text:s text:c="2"/>-- dark magic: Chaos and Fury</text:p>
      <text:p text:style-name="P1"/>
      <text:p text:style-name="P1">Magic may be cast by the player by using their own MP. Once cast, a</text:p>
      <text:p text:style-name="P1">spell can take effect immediately, or it can be stored inside a</text:p>
      <text:p text:style-name="P1">rune specially crafted for that spell. If stored in the rune, then the</text:p>
      <text:p text:style-name="P1">spell can be activated at a later time without requiring an additional</text:p>
      <text:p text:style-name="P1">MP cost.</text:p>
      <text:p text:style-name="P1"/>
      <text:p text:style-name="P1">Secondary costs may be incurred on a spell specific basis, but these</text:p>
      <text:p text:style-name="P1">secondary costs are treated as though they were specific effects of</text:p>
      <text:p text:style-name="P1">the spell itself, and hence are handled via the MAGIC_DGRAM</text:p>
      <text:p text:style-name="P1">system. Secondary effects may be things like giving up some of a</text:p>
      <text:p text:style-name="P1">character's stat points, or perhaps having an enchanted weapon rot</text:p>
      <text:p text:style-name="P1">slightly or become brittle, etc.</text:p>
      <text:p text:style-name="P1"/>
      <text:p text:style-name="P1"><text:soft-page-break/>Of course, in order to cast spells at all, a character needs an</text:p>
      <text:p text:style-name="P1">invoker, which is an item that allows the user access to the mystical</text:p>
      <text:p text:style-name="P1">energies that be. An invoker can technically be any sort of object,</text:p>
      <text:p text:style-name="P1">but in the game there are only two major types, plus some scattered</text:p>
      <text:p text:style-name="P1">special invokers: Staffs, and Rings.</text:p>
      <text:p text:style-name="P1"/>
      <text:p text:style-name="P1">Invokers are limited in their affinity for the various types of</text:p>
      <text:p text:style-name="P1">magic. That is, an invoker with an affinity for light magic will be</text:p>
      <text:p text:style-name="P1">unable to cast spells of dark magic, and will have limited ability to</text:p>
      <text:p text:style-name="P1">cast, in order of aptitude, verdunn magic, russyet magic, and/or</text:p>
      <text:p text:style-name="P1">prossen magic.</text:p>
      <text:p text:style-name="P1"/>
      <text:p text:style-name="P1">Furthermore, different invokers have different base aptitudes for the</text:p>
      <text:p text:style-name="P1">various types of magic, with staffs generally having greater aptitudes</text:p>
      <text:p text:style-name="P1">than rings.</text:p>
      <text:p text:style-name="P1"/>
      <text:p text:style-name="P1">A player may equip multiple invokers at once, and the amount of time</text:p>
      <text:p text:style-name="P1">to cast a spell is equal to 1 turn divided by the number of equipped</text:p>
      <text:p text:style-name="P1">invokers. This really just means that a player can multiple spells,</text:p>
      <text:p text:style-name="P1">one per equiped invoker, each turn.</text:p>
      <text:p text:style-name="P1"/>
      <text:p text:style-name="P1">Invokers have native aptitude, but also rely on the aptitude of the</text:p>
      <text:p text:style-name="P1">caster to determine the success of a casted spell. When a spell is</text:p>
      <text:p text:style-name="P1">successfully cast, a MAGIC_DGRAM structure is created, and then sent</text:p>
      <text:p text:style-name="P1">to the map object which applies the magic eff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size="13pt" fo:font-weight="bold" style:font-size-asian="10.5pt"/>
    </style:style>
    <style:style style:name="List_20_Contents" style:display-name="List Contents" style:family="paragraph" style:parent-style-name="Standard" style:list-style-name="Numbering_20_1" style:class="html">
      <style:paragraph-properties style:writing-mode="page"/>
      <style:text-properties style:font-size-asian="10.5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cccccc" style:writing-mode="lr-tb" draw:fill="solid" draw:fill-color="#cccccc"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08:17:03.936812755</meta:creation-date>
    <meta:generator>LibreOffice/5.4.1.2.0$Linux_X86_64 LibreOffice_project/40m0$Build-2</meta:generator>
    <dc:date>2018-05-23T20:03:47.272545303</dc:date>
    <meta:editing-duration>PT19M9S</meta:editing-duration>
    <meta:editing-cycles>5</meta:editing-cycles>
    <meta:document-statistic meta:table-count="0" meta:image-count="0" meta:object-count="0" meta:page-count="6" meta:paragraph-count="193" meta:word-count="1843" meta:character-count="10629" meta:non-whitespace-character-count="8982"/>
  </office:meta>
</office:document-meta>
</file>